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/>
    <style:font-face style:name="Merriweather" svg:font-family="Merriweather"/>
    <style:font-face style:name="PT Serif" svg:font-family="'PT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List_20_Paragraph" style:list-style-name="WWNum3">
      <style:paragraph-properties fo:line-height="100%"/>
      <style:text-properties officeooo:paragraph-rsid="00064123"/>
    </style:style>
    <style:style style:name="P2" style:family="paragraph" style:parent-style-name="List_20_Paragraph">
      <style:paragraph-properties fo:margin-left="0in" fo:margin-right="0in" fo:line-height="100%" fo:text-indent="0in" style:auto-text-indent="false"/>
      <style:text-properties officeooo:rsid="0007c909" officeooo:paragraph-rsid="0007c909"/>
    </style:style>
    <style:style style:name="P3" style:family="paragraph" style:parent-style-name="List_20_Paragraph">
      <style:paragraph-properties fo:margin-left="0in" fo:margin-right="0in" fo:line-height="100%" fo:text-indent="0in" style:auto-text-indent="false"/>
      <style:text-properties fo:font-weight="bold" officeooo:rsid="0007c909" officeooo:paragraph-rsid="0007c909" style:font-weight-asian="bold" style:font-weight-complex="bold"/>
    </style:style>
    <style:style style:name="P4" style:family="paragraph" style:parent-style-name="List_20_Paragraph">
      <style:paragraph-properties fo:margin-left="0in" fo:margin-right="0in" fo:line-height="100%" fo:text-indent="0in" style:auto-text-indent="false"/>
      <style:text-properties fo:font-weight="bold" officeooo:rsid="0007c909" officeooo:paragraph-rsid="000b42f8" style:font-weight-asian="bold" style:font-weight-complex="bold"/>
    </style:style>
    <style:style style:name="P5" style:family="paragraph" style:parent-style-name="List_20_Paragraph">
      <style:paragraph-properties fo:margin-left="0in" fo:margin-right="0in" fo:line-height="100%" fo:text-indent="0in" style:auto-text-indent="false"/>
      <style:text-properties fo:font-weight="bold" officeooo:paragraph-rsid="001190aa"/>
    </style:style>
    <style:style style:name="P6" style:family="paragraph" style:parent-style-name="List_20_Paragraph">
      <style:paragraph-properties fo:margin-left="0in" fo:margin-right="0in" fo:line-height="100%" fo:text-indent="0in" style:auto-text-indent="false"/>
      <style:text-properties fo:font-weight="normal" officeooo:rsid="00145864" officeooo:paragraph-rsid="00145864" style:font-weight-asian="normal" style:font-weight-complex="normal"/>
    </style:style>
    <style:style style:name="P7" style:family="paragraph" style:parent-style-name="List_20_Paragraph">
      <style:paragraph-properties fo:margin-left="0in" fo:margin-right="0in" fo:line-height="100%" fo:text-indent="0in" style:auto-text-indent="false"/>
      <style:text-properties fo:font-weight="normal" officeooo:rsid="00189f0c" officeooo:paragraph-rsid="001c1788" style:font-weight-asian="normal" style:font-weight-complex="normal"/>
    </style:style>
    <style:style style:name="P8" style:family="paragraph" style:parent-style-name="List_20_Paragraph">
      <style:paragraph-properties fo:margin-left="0in" fo:margin-right="0in" fo:line-height="100%" fo:text-indent="0in" style:auto-text-indent="false"/>
      <style:text-properties fo:font-weight="normal" officeooo:paragraph-rsid="001c1788"/>
    </style:style>
    <style:style style:name="P9" style:family="paragraph" style:parent-style-name="Standard">
      <style:paragraph-properties fo:text-align="center" style:justify-single-word="false"/>
      <style:text-properties officeooo:paragraph-rsid="00050581"/>
    </style:style>
    <style:style style:name="P10" style:family="paragraph" style:parent-style-name="Standard">
      <style:paragraph-properties fo:text-align="start" style:justify-single-word="false"/>
      <style:text-properties officeooo:paragraph-rsid="00050581"/>
    </style:style>
    <style:style style:name="P11" style:family="paragraph" style:parent-style-name="Standard">
      <style:paragraph-properties fo:line-height="100%" fo:text-align="start" style:justify-single-word="false"/>
      <style:text-properties officeooo:paragraph-rsid="00064123"/>
    </style:style>
    <style:style style:name="P12" style:family="paragraph" style:parent-style-name="Standard">
      <style:paragraph-properties fo:line-height="100%" fo:text-align="start" style:justify-single-word="false"/>
      <style:text-properties officeooo:rsid="00064123" officeooo:paragraph-rsid="00064123"/>
    </style:style>
    <style:style style:name="P13" style:family="paragraph">
      <style:paragraph-properties fo:text-align="start" style:writing-mode="lr-tb"/>
    </style:style>
    <style:style style:name="P14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solid" draw:fill-color="#000000"/>
    </style:style>
    <style:style style:name="P17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1b21" style:font-weight-asian="bold" style:font-weight-complex="bold"/>
    </style:style>
    <style:style style:name="T3" style:family="text">
      <style:text-properties fo:font-weight="bold" officeooo:rsid="001b838f" style:font-weight-asian="bold" style:font-weight-complex="bold"/>
    </style:style>
    <style:style style:name="T4" style:family="text">
      <style:text-properties fo:font-weight="bold" officeooo:rsid="002172bb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a5067" style:font-style-asian="italic" style:font-style-complex="italic"/>
    </style:style>
    <style:style style:name="T7" style:family="text">
      <style:text-properties fo:font-style="italic" officeooo:rsid="000b42f8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normal" officeooo:rsid="000c5151" style:font-style-asian="italic" style:font-weight-asian="normal" style:font-style-complex="italic" style:font-weight-complex="normal"/>
    </style:style>
    <style:style style:name="T10" style:family="text">
      <style:text-properties fo:font-weight="normal" officeooo:rsid="000a5067" style:font-weight-asian="normal" style:font-weight-complex="normal"/>
    </style:style>
    <style:style style:name="T11" style:family="text">
      <style:text-properties fo:font-style="normal" officeooo:rsid="000c5151" style:font-style-asian="normal" style:font-weight-asian="bold" style:font-style-complex="normal" style:font-weight-complex="bold"/>
    </style:style>
    <style:style style:name="T12" style:family="text">
      <style:text-properties fo:font-style="normal" officeooo:rsid="001190aa" style:font-style-asian="normal" style:font-weight-asian="bold" style:font-style-complex="normal" style:font-weight-complex="bold"/>
    </style:style>
    <style:style style:name="T13" style:family="text">
      <style:text-properties fo:font-style="normal" officeooo:rsid="001b838f" style:font-style-asian="normal" style:font-weight-asian="bold" style:font-style-complex="normal" style:font-weight-complex="bold"/>
    </style:style>
    <style:style style:name="T14" style:family="text">
      <style:text-properties fo:font-style="normal" fo:font-weight="normal" officeooo:rsid="000b42f8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0c5151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190aa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1dc5f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371dc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fo:color="#222222" loext:opacity="100%" style:font-name="Merriweather" fo:font-size="14.25pt" fo:letter-spacing="normal" fo:font-style="normal"/>
    </style:style>
    <style:style style:name="T20" style:family="text">
      <style:text-properties fo:font-variant="normal" fo:text-transform="none" fo:color="#222222" loext:opacity="100%" style:font-name="Merriweather" fo:font-size="14.25pt" fo:letter-spacing="normal" fo:font-style="normal" fo:font-weight="bold" officeooo:rsid="001b1b21" style:font-weight-asian="bold" style:font-weight-complex="bold"/>
    </style:style>
    <style:style style:name="T21" style:family="text">
      <style:text-properties fo:font-variant="normal" fo:text-transform="none" fo:color="#222222" loext:opacity="100%" style:font-name="Liberation Serif" fo:font-size="14.25pt" fo:letter-spacing="normal" fo:font-style="normal"/>
    </style:style>
    <style:style style:name="T22" style:family="text">
      <style:text-properties fo:font-variant="normal" fo:text-transform="none" fo:color="#222222" loext:opacity="100%" style:font-name="Liberation Serif" fo:font-size="14.25pt" fo:letter-spacing="normal" fo:font-style="normal" fo:font-weight="bold" officeooo:rsid="001b1b21" style:font-weight-asian="bold" style:font-weight-complex="bold"/>
    </style:style>
    <style:style style:name="T23" style:family="text">
      <style:text-properties fo:font-variant="normal" fo:text-transform="none" fo:color="#222222" loext:opacity="100%" style:font-name="Liberation Serif" fo:font-size="14.25pt" fo:letter-spacing="normal" fo:font-style="normal" officeooo:rsid="001b1b21" style:font-weight-asian="normal" style:font-weight-complex="normal"/>
    </style:style>
    <style:style style:name="T24" style:family="text">
      <style:text-properties fo:font-variant="normal" fo:text-transform="none" fo:color="#222222" loext:opacity="100%" style:font-name="Liberation Serif" fo:font-size="12pt" fo:letter-spacing="normal" fo:font-style="normal" style:font-size-asian="12pt" style:font-size-complex="12pt"/>
    </style:style>
    <style:style style:name="T25" style:family="text">
      <style:text-properties fo:font-variant="normal" fo:text-transform="none" fo:color="#222222" loext:opacity="100%" style:font-name="Liberation Serif" fo:font-size="12pt" fo:letter-spacing="normal" fo:font-style="normal" officeooo:rsid="001b1b21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222222" loext:opacity="100%" fo:font-size="14.25pt" fo:letter-spacing="normal" fo:font-style="normal"/>
    </style:style>
    <style:style style:name="T27" style:family="text">
      <style:text-properties fo:font-variant="normal" fo:text-transform="none" fo:color="#222222" loext:opacity="100%" fo:letter-spacing="normal" fo:font-style="normal"/>
    </style:style>
    <style:style style:name="T28" style:family="text">
      <style:text-properties fo:font-variant="normal" fo:text-transform="none" fo:color="#000000" loext:opacity="100%" style:font-name="Liberation Serif" fo:font-size="12pt" fo:letter-spacing="normal" fo:font-style="normal" style:font-size-asian="12pt" style:font-size-complex="12pt"/>
    </style:style>
    <style:style style:name="T29" style:family="text">
      <style:text-properties fo:font-variant="normal" fo:text-transform="none" fo:color="#000000" loext:opacity="100%" style:font-name="Liberation Serif" fo:font-size="12pt" fo:letter-spacing="normal" fo:font-style="normal" officeooo:rsid="001f9f4c" style:font-size-asian="12pt" style:font-size-complex="12pt"/>
    </style:style>
    <style:style style:name="T30" style:family="text">
      <style:text-properties fo:font-variant="normal" fo:text-transform="none" fo:color="#000000" loext:opacity="100%" style:font-name="Liberation Serif" fo:font-size="12pt" fo:letter-spacing="normal" fo:font-style="normal" officeooo:rsid="001b1b21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000000" loext:opacity="100%" style:font-name="Liberation Serif" fo:font-size="12pt" fo:letter-spacing="normal" fo:font-style="normal" officeooo:rsid="00227640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000000" loext:opacity="100%" style:font-name="Liberation Serif" fo:font-size="12pt" fo:letter-spacing="normal" fo:font-style="normal" officeooo:rsid="0022a7d1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letter-spacing="normal" fo:font-style="normal"/>
    </style:style>
    <style:style style:name="T34" style:family="text">
      <style:text-properties officeooo:rsid="001568a9"/>
    </style:style>
    <style:style style:name="T35" style:family="text">
      <style:text-properties officeooo:rsid="001b1b21"/>
    </style:style>
    <style:style style:name="T36" style:family="text">
      <style:text-properties officeooo:rsid="001c1788"/>
    </style:style>
    <style:style style:name="T37" style:family="text">
      <style:text-properties officeooo:rsid="001cc992"/>
    </style:style>
    <style:style style:name="T38" style:family="text">
      <style:text-properties officeooo:rsid="001f9efb"/>
    </style:style>
    <style:style style:name="T39" style:family="text">
      <style:text-properties officeooo:rsid="00189f0c" style:font-weight-asian="normal" style:font-weight-complex="normal"/>
    </style:style>
    <style:style style:name="T40" style:family="text">
      <style:text-properties officeooo:rsid="001f9efb" style:font-weight-asian="normal" style:font-weight-complex="normal"/>
    </style:style>
    <style:style style:name="T41" style:family="text">
      <style:text-properties officeooo:rsid="001b1b21" style:font-weight-asian="normal" style:font-weight-complex="normal"/>
    </style:style>
    <style:style style:name="T42" style:family="text">
      <style:text-properties officeooo:rsid="001c1788" style:font-weight-asian="normal" style:font-weight-complex="normal"/>
    </style:style>
    <style:style style:name="T43" style:family="text">
      <style:text-properties officeooo:rsid="002172bb" style:font-weight-asian="normal" style:font-weight-complex="normal"/>
    </style:style>
    <style:style style:name="T44" style:family="text">
      <style:text-properties fo:color="#000000" loext:opacity="100%" style:font-name="Liberation Serif1" fo:font-size="12pt" fo:font-weight="bold" style:font-size-asian="12pt" style:font-name-complex="Liberation Serif1" style:font-size-complex="12pt" style:font-weight-complex="bold"/>
    </style:style>
    <style:style style:name="T45" style:family="text">
      <style:text-properties fo:color="#000000" loext:opacity="100%" style:font-name="Liberation Serif1" fo:font-size="12pt" style:font-size-asian="12pt" style:font-name-complex="Liberation Serif1" style:font-size-complex="12pt"/>
    </style:style>
    <style:style style:name="T46" style:family="text">
      <style:text-properties fo:color="#000080" loext:opacity="100%" style:font-name="Liberation Serif1" fo:font-size="12pt" style:font-size-asian="12pt" style:font-name-complex="Liberation Serif1" style:font-size-complex="12pt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428in" fo:padding-top="0in" fo:padding-bottom="0in" fo:padding-left="0in" fo:padding-right="0in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002in" fo:padding-top="0in" fo:padding-bottom="0in" fo:padding-left="0in" fo:padding-right="0in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3445in" fo:padding-top="0in" fo:padding-bottom="0in" fo:padding-left="0in" fo:padding-right="0in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8484in" fo:padding-top="0in" fo:padding-bottom="0in" fo:padding-left="0in" fo:padding-right="0in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6638in" fo:padding-top="0in" fo:padding-bottom="0in" fo:padding-left="0in" fo:padding-right="0in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2236in" fo:padding-top="0in" fo:padding-bottom="0in" fo:padding-left="0in" fo:padding-right="0in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3992in" fo:padding-top="0in" fo:padding-bottom="0in" fo:padding-left="0in" fo:padding-right="0in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5209in" fo:padding-top="0in" fo:padding-bottom="0in" fo:padding-left="0in" fo:padding-right="0in" style:run-through="foreground"/>
      <style:paragraph-properties style:writing-mode="lr-tb"/>
    </style:style>
    <style:style style:name="gr10" style:family="graphic">
      <style:graphic-properties draw:stroke="none" draw:marker-start="" draw:marker-end="" draw:fill="solid" draw:fill-color="#ffffff" style:run-through="foreground"/>
    </style:style>
    <style:style style:name="gr11" style:family="graphic">
      <style:graphic-properties draw:stroke="none" draw:marker-start="" draw:marker-end="" draw:fill="solid" draw:fill-color="#000000" style:run-through="foreground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1661in" fo:padding-top="0in" fo:padding-bottom="0in" fo:padding-left="0in" fo:padding-right="0in" style:run-through="foreground"/>
      <style:paragraph-properties style:writing-mode="lr-tb"/>
    </style:style>
    <style:style style:name="gr13" style:family="graphic">
      <style:graphic-properties draw:stroke="solid" svg:stroke-width="0.0098in" svg:stroke-color="#000080" draw:marker-start="" draw:marker-end="" draw:stroke-linejoin="miter" svg:stroke-linecap="butt" draw:fill="none" fo:padding-top="0.0047in" fo:padding-bottom="0.0047in" fo:padding-left="0.0047in" fo:padding-right="0.0047in" style:run-through="foreground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7602in" fo:padding-top="0in" fo:padding-bottom="0in" fo:padding-left="0in" fo:padding-right="0in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5.0772in" fo:padding-top="0in" fo:padding-bottom="0in" fo:padding-left="0in" fo:padding-right="0in" style:run-through="foreground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paragraph" draw:z-index="1" draw:name="Shape1" draw:style-name="gr1"><draw:frame draw:style-name="gr2" draw:text-style-name="P14" svg:width="0.428in" svg:height="0.1925in" svg:x="0in" svg:y="0.0008in"><draw:text-box><text:p text:style-name="P13"><text:span text:style-name="T44">Nama</text:span></text:p></draw:text-box></draw:frame><draw:frame draw:style-name="gr3" draw:text-style-name="P14" svg:width="1.0024in" svg:height="0.1925in" svg:x="0.9846in" svg:y="0.0008in"><draw:text-box><text:p text:style-name="P13"><text:span text:style-name="T44">: Eko </text:span><text:span text:style-name="T44">Saputra</text:span></text:p></draw:text-box></draw:frame><draw:frame draw:style-name="gr4" draw:text-style-name="P14" svg:width="0.3449in" svg:height="0.1925in" svg:x="0in" svg:y="0.2217in"><draw:text-box><text:p text:style-name="P13"><text:span text:style-name="T44">NIM</text:span></text:p></draw:text-box></draw:frame><draw:frame draw:style-name="gr5" draw:text-style-name="P14" svg:width="0.8488in" svg:height="0.1925in" svg:x="0.9846in" svg:y="0.2217in"><draw:text-box><text:p text:style-name="P13"><text:span text:style-name="T44">: </text:span><text:span text:style-name="T44">2014</text:span><text:span text:style-name="T44">2000</text:span><text:span text:style-name="T44">1</text:span></text:p></draw:text-box></draw:frame><draw:frame draw:style-name="gr6" draw:text-style-name="P14" svg:width="0.6642in" svg:height="0.1925in" svg:x="0in" svg:y="0.4409in"><draw:text-box><text:p text:style-name="P13"><text:span text:style-name="T44">Fakultas </text:span></text:p></draw:text-box></draw:frame><draw:frame draw:style-name="gr7" draw:text-style-name="P14" svg:width="1.224in" svg:height="0.1925in" svg:x="0.9846in" svg:y="0.4409in"><draw:text-box><text:p text:style-name="P13"><text:span text:style-name="T44">: Ilmu </text:span><text:span text:style-name="T44">Kom</text:span><text:span text:style-name="T44">puter</text:span></text:p></draw:text-box></draw:frame><draw:frame draw:style-name="gr8" draw:text-style-name="P14" svg:width="0.3996in" svg:height="0.1925in" svg:x="0in" svg:y="0.6618in"><draw:text-box><text:p text:style-name="P13"><text:span text:style-name="T44">Prodi</text:span></text:p></draw:text-box></draw:frame><draw:frame draw:style-name="gr9" draw:text-style-name="P14" svg:width="1.5213in" svg:height="0.1925in" svg:x="0.9846in" svg:y="0.6618in"><draw:text-box><text:p text:style-name="P13"><text:span text:style-name="T44">: </text:span><text:span text:style-name="T44">Tekni</text:span><text:span text:style-name="T44">k </text:span><text:span text:style-name="T44">Infor</text:span><text:span text:style-name="T44">matik</text:span><text:span text:style-name="T44">a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P9"><text:span text:style-name="T1">Ujian Akhir Semester</text:span></text:p>
      <text:p text:style-name="P10"><text:span text:style-name="T1"/></text:p>
      <text:p text:style-name="P10"><text:span text:style-name="T1"/></text:p>
      <text:p text:style-name="P11"><text:span text:style-name="T1">Soal :</text:span></text:p>
      <text:p text:style-name="P12"><text:span text:style-name="T1"/></text:p>
      <text:list xml:id="list2117955791" text:style-name="WWNum3">
        <text:list-item>
          <text:p text:style-name="P1">Salah satu tujuan dari jaringan komputer adalah <text:span text:style-name="T8">Resource Sharing</text:span><text:span text:style-name="T5">. </text:span>Jelaskan dengan menggunakan contoh apakah yang dimaksud dengan <text:span text:style-name="T5">Resource Sharing</text:span> dan bagaimana prosesnya dapat dilakukan!</text:p>
          <text:p text:style-name="P1"/>
        </text:list-item>
        <text:list-item>
          <text:p text:style-name="P1">Apa yang dimaksud dengan <text:span text:style-name="T1">e-</text:span><text:span text:style-name="T3">C</text:span><text:span text:style-name="T1">ommerce</text:span>? Dan apa pula bedanya dengan <text:span text:style-name="T1">e-Business</text:span>? </text:p>
          <text:p text:style-name="P1"/>
        </text:list-item>
        <text:list-item>
          <text:p text:style-name="P1"><text:span text:style-name="T1">DDoS </text:span>atau Distributed Denial of Service attack merupakan serangan dalam bentuk interupsi. Jelaskan bagaimana proses serangan tersebut? </text:p>
          <text:p text:style-name="P1"/>
        </text:list-item>
        <text:list-item>
          <text:p text:style-name="P1">Teknologi informasi telah digunakan dalam berbagai bidang. Penggunaan Teknologi informasi ini juga digunakan dalam pemerintahan. Jelaskan dan berilah contoh bagaimana teknologi ini dapat digunakan dalam pemerintahan </text:p>
        </text:list-item>
      </text:list>
      <text:p text:style-name="P2"/>
      <text:p text:style-name="P3">Jawaban :</text:p>
      <text:p text:style-name="P3"/>
      <text:p text:style-name="P4"><text:span text:style-name="T10"><text:tab/>1. <text:s/></text:span><text:span text:style-name="T6">Resource Sharing</text:span><text:span text:style-name="T7"> </text:span><text:span text:style-name="T14">adalah sistem jaringan komputer, untuk mempermudah berbagi sumber <text:tab/> <text:s text:c="2"/><text:tab/> <text:s text:c="4"/>daya dalam satu jaringan. </text:span><text:span text:style-name="T15">Prosesnya yakni menghubungkan komputer Server dengan <text:tab/> <text:tab/> <text:s text:c="4"/>komputer client ( Printer, modem, fax dll. ) dalam satu jaringan.</text:span></text:p>
      <text:p text:style-name="P4"><text:span text:style-name="T9"/></text:p>
      <text:p text:style-name="P5"><text:span text:style-name="T9"><text:tab/></text:span><text:span text:style-name="T15">2. <text:s/></text:span><text:span text:style-name="T11">e-</text:span><text:span text:style-name="T13">C</text:span><text:span text:style-name="T11">ommerce </text:span><text:span text:style-name="T16">adalah aktivitas jual beli yang menggunakan media elektronik melalui internet, <text:tab/> <text:s text:c="4"/>yang berorientasi pada bagaimana memperoleh keuntungan. Sedangkan <text:s/></text:span><text:span text:style-name="T12">e-Business <text:tab/> <text:s text:c="3"/><text:tab/> <text:s text:c="2"/><text:tab/> <text:s text:c="4"/></text:span><text:span text:style-name="T17">berorientasi pada kepentingan jangka panjang </text:span><text:span text:style-name="T18">bersifat abstrak seperti kepercayaan konsumen <text:tab/> <text:s text:c="4"/>palayanan terhadap konsumen, peraturan kerja, relasi antar mitra bisnis, dan penanganan <text:tab/> <text:s text:c="2"/><text:tab/> <text:s text:c="4"/>masalah sosial lainnya.</text:span></text:p>
      <text:p text:style-name="P5"><text:span text:style-name="T18"/></text:p>
      <text:p text:style-name="P6"><text:tab/>3. <text:span text:style-name="T1">DDoS</text:span>, proses Distributed Denial of Service attack yaitu membanjiri trafik server dengan <text:tab/> <text:s text:c="2"/><text:tab/> <text:s text:c="3"/>beban yang berat memenuhi resource server <text:span text:style-name="T34">sehingga server overload. Logikanya seperti kita <text:tab/> <text:s text:c="3"/>meniup balon terlalu besar sampai balon tersebut pecah.</text:span></text:p>
      <text:p text:style-name="P6"/>
      <text:p text:style-name="P8"><text:span text:style-name="T39"><text:tab/>4. </text:span><text:span text:style-name="T2">e-Goverment </text:span><text:span text:style-name="T41">yakni bentuk pelayanan Pemerintah kepada masyarakat yang berbasis <text:tab/><text:tab/> <text:s/><text:tab/> <text:s text:c="3"/>elektronik, </text:span><text:span text:style-name="T42">contoh <text:s/></text:span><text:span text:style-name="T2">e-Goverment </text:span><text:span text:style-name="T43">yakninya </text:span><text:span text:style-name="T30">sistem pajak online, layanan kesehatan, website <text:tab/><text:tab/> <text:s text:c="3"/>pencari kerja disnaker, penerbitan dokumen pribadi (KTP, Akte, KK, Paspor dll) </text:span><text:span text:style-name="T31">tetapi <text:s/><text:tab/> <text:s text:c="2"/><text:tab/> <text:s text:c="3"/></text:span><text:span text:style-name="T32">sayangnya </text:span><text:span text:style-name="T31">masih belum terlalu optimal.</text:span></text:p>
      <text:p text:style-name="P7"/>
      <text:p text:style-name="P8"><text:span text:style-name="T39"><text:tab/> <text:s/></text:span></text:p>
      <text:p text:style-name="P8"><text:span text:style-name="T28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/>
    <style:font-face style:name="Merriweather" svg:font-family="Merriweather"/>
    <style:font-face style:name="PT Serif" svg:font-family="'PT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.5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loext:graphic-properties draw:fill="solid" draw:fill-color="#ffffff"/>
    </style:style>
    <style:style style:name="MP2" style:family="paragraph">
      <loext:graphic-properties draw:fill="solid" draw:fill-color="#000000"/>
    </style:style>
    <style:style style:name="MP3" style:family="paragraph">
      <style:paragraph-properties fo:text-align="start" style:writing-mode="lr-tb"/>
    </style:style>
    <style:style style:name="MP4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P5" style:family="paragraph">
      <loext:graphic-properties draw:fill="none"/>
    </style:style>
    <style:style style:name="MT1" style:family="text">
      <style:text-properties fo:color="#000000" loext:opacity="100%" style:font-name="Liberation Serif1" fo:font-size="12pt" style:font-size-asian="12pt" style:font-name-complex="Liberation Serif1" style:font-size-complex="12pt"/>
    </style:style>
    <style:style style:name="MT2" style:family="text">
      <style:text-properties fo:color="#000080" loext:opacity="100%" style:font-name="Liberation Serif1" fo:font-size="12pt" style:font-size-asian="12pt" style:font-name-complex="Liberation Serif1" style:font-size-complex="12pt"/>
    </style:style>
    <style:style style:name="M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marker-start="" draw:marker-end="" draw:fill="solid" draw:fill-color="#ffffff" style:run-through="foreground"/>
    </style:style>
    <style:style style:name="Mgr3" style:family="graphic">
      <style:graphic-properties draw:stroke="none" draw:marker-start="" draw:marker-end="" draw:fill="solid" draw:fill-color="#000000" style:run-through="foreground"/>
    </style:style>
    <style:style style:name="M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1661in" fo:padding-top="0in" fo:padding-bottom="0in" fo:padding-left="0in" fo:padding-right="0in" style:run-through="foreground"/>
      <style:paragraph-properties style:writing-mode="lr-tb"/>
    </style:style>
    <style:style style:name="Mgr5" style:family="graphic">
      <style:graphic-properties draw:stroke="solid" svg:stroke-width="0.0098in" svg:stroke-color="#000080" draw:marker-start="" draw:marker-end="" draw:stroke-linejoin="miter" svg:stroke-linecap="butt" draw:fill="none" fo:padding-top="0.0047in" fo:padding-bottom="0.0047in" fo:padding-left="0.0047in" fo:padding-right="0.0047in" style:run-through="foreground"/>
    </style:style>
    <style:style style:name="M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7602in" fo:padding-top="0in" fo:padding-bottom="0in" fo:padding-left="0in" fo:padding-right="0in" style:run-through="foreground"/>
      <style:paragraph-properties style:writing-mode="lr-tb"/>
    </style:style>
    <style:style style:name="M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5.0772in" fo:padding-top="0in" fo:padding-bottom="0in" fo:padding-left="0in" fo:padding-right="0in" style:run-through="foreground"/>
      <style:paragraph-properties style:writing-mode="lr-t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draw:g text:anchor-type="paragraph" draw:z-index="0" draw:name="Shape2" draw:style-name="Mgr1"><draw:polygon draw:style-name="Mgr2" draw:text-style-name="MP1" svg:width="0.5917in" svg:height="0.5819in" svg:x="-0.6555in" svg:y="-0.1043in" svg:viewBox="0 0 1504 1479" draw:points="753,1479 0,1479 0,0 1504,0 1504,1479"><text:p/></draw:polygon><draw:path draw:style-name="Mgr3" draw:text-style-name="MP2" svg:width="0.5543in" svg:height="0.5445in" svg:x="-0.6366in" svg:y="-0.0858in" svg:viewBox="0 0 1409 1384" svg:d="M0 0h49 48 49 48 50 48 49v48 47 48 48 47 48 48h-49-48-50-48-49-48-49v-48-48-47-48-48-47zM49 48v47 48 48 47 48h48 49 48 50 48v-48-47-48-48-47h-48-50-48-49zM438 0h48v48h-48zM583 0h49v48 47 48h-49v48h-48-49-48v-48h-49v-48-47h49v47h48 49v-47h48zM729 0h48v48 47h-48-49v-47h49zM923 0h48v48h-48zM1068 0h49 48 49 48 50 47 50v48 47 48 48 47 48 48h-50-47-50-48-49-48-49v-48-48-47-48-48-47zM1117 48v47 48 48 47 48h48 49 48 50 47v-48-47-48-48-47h-47-50-48-49zM874 48h49v47h48v-47h49v47 48h-49-48v48 47h48v48h-48v48h48v47 48h-48v-48h-49-48-49-48v48 47 48h48v-48-47h49 48v47 48h-48v48h48v47 48 49h49v48h-49v48h-48v-48h-49v-48h49v-49-48h-49-48v-47h-49-48v-48h48v-48h-48v-47-48h48v-47-48h49v48h48v-48h49v48h48v-48-48-47-48h-48v-48h48zM97 95h49 48 50v48 48 47h-50-48-49v-47-48zM1165 95h49 48 50v48 48 47h-50-48-49v-47-48zM680 143h49 48 49v48 47h-49v48h-48v-48h-49v48h-48v-48-47h48zM389 191h49v47h48v48h-48v48h48v47h-48-49v-47-48-48zM535 238h48v48h-48zM486 286h49v48h-49zM583 286h49v48 47h-49v-47zM971 286h49v48h-49zM0 381h49 48v48h-48v47h48v48h49v-48-47-48h48v48h50 48v47h49v48h-49v48h-48-50v47h-48-49v-47h-48-49v-48-48-47zM292 381h49 48v48h-48-49zM486 381h49v48h48v47h-48v48h-49-48-49v-48h49 48v-47zM1068 381h49 48 49v48h-49-48v47h-49v-47zM1262 381h50 47v48h-47-50zM194 476v48h50v-48zM971 429h49v47h-49zM1214 429h48v47h50 47v48 48h50v47h-50-47v-47h-50v-48h-48v48h-49v-48-48h49zM1359 429h50v47h-50zM923 476h48v48 48h-48-49v-48h49zM1020 476h48v48h-48zM341 524h48v48h49v47h-49v48h49v49h48v-49-48h49 48v-47h49v47 48h48v49h49v48h-49-48v48h-49-48-49-48-49v47h-48v-47h-49v-48h49v-48h-49-48v-49h48 49v-48h-49v-47h49zM971 572h49 48 49v47h-49v48h-48v49h48v-49h49 48 49 48 50 47 50v49h-50v48 48h-47v-48-48h-50v48h-48v-48h-49-48v48h-49-48v48h48 49v-48h48v48 47h49v49 47 48 48 47h48 50v-47h-50v-48-48h50v48h47 50v48h-50v47h50v48h-50v48 47h-47v48h-50-48v47h48v48h-48-49-48-49-48-49v-48h-48-49v48h-48v-48h-49-48-49-48v48h-49-48-49v-48h49 48v-47h-48v-48h48v-47-48h49v-48-47h48 49v47h-49v48 48h-48v47 48h48v-48h49v48h48 49 48v-48h49v-47h48v-48-48-47h-48v-48-48h48v-47h49v-49h-49v-47-48-48-49h-48v-48h48zM1214 572h48v47h-48zM194 619h50v48h-50zM535 667v49 48h48v-48-49zM680 619h49v48h-49zM49 667h48 49v49h48 50v48h-50v48 47h-48-49-48v-47-48h48v48h49v-48h-49v-48h-48zM0 716h49v48h-49zM729 764h48v48h-48zM244 812h48v47h-48zM632 812h48 49v47 49 47 48h-49-48v48h-49v-48h-48-49v-48h-48v-47h48v-49h49v49h48 49v47h48v-47h-48v-49zM777 812h49v47h-49zM1068 859v49 47h49v-47-49zM1214 812h48v47h-48zM1359 812h50v47 49 47h-50-47v-47-49h47zM0 859h49v49h-49zM292 859h49v49h-49zM874 859h49v49 47h-49-48v48 48h48v47h-48v48h48v48 47h-48-49v-47h-48v-48h48v-48-47h-48v-48h48v-48-47h49 48zM97 908h49 48 50 48v47h49v-47h48v47 48h-48-49-48-50-48v-48h-49zM0 955h49v48h-49zM1020 1003v48 47 48h48 49 48v-48-47-48h-48-49zM389 1003h49 48v48h49v47h48v48h-48v48 47h-49-48-49v-47h49v-48h48v-48h-48-49v-47zM0 1051h49 48 49 48 50 48 49v47 48 48 47 48 47 48h-49-48-50-48-49-48-49v-48-47-48-47-48-48zM49 1098v48 48 47 48 47h48 49 48 50 48v-47-48-47-48-48h-48-50-48-49zM1068 1051h49v47h-49zM1214 1146v48h48 50v-48h-50zM97 1146h49 48 50v48 47 48h-50-48-49v-48-47zM1020 1194v47 48h48v47h49 48v-47-48h-48-49v-47zM1359 1241h50v48h-50zM389 1289h49 48v47h-48v48h-49v-48zM1312 1289h47v47 48h-47v-48z"><text:p/></draw:path><draw:frame draw:style-name="Mgr4" draw:text-style-name="MP4" svg:width="0.1661in" svg:height="0.1925in" svg:x="-0.0311in" svg:y="0.0409in"><draw:text-box><text:p text:style-name="MP3"><text:span text:style-name="MT1"><text:s text:c="2"/></text:span></text:p></draw:text-box></draw:frame><draw:line draw:style-name="Mgr5" draw:text-style-name="MP5" svg:x1="0.135in" svg:y1="0.3961in" svg:x2="1.6697in" svg:y2="0.3961in"><text:p/></draw:line><draw:frame draw:style-name="Mgr6" draw:text-style-name="MP4" svg:width="1.7606in" svg:height="0.1925in" svg:x="-0.0311in" svg:y="0.2319in"><draw:text-box><text:p text:style-name="MP3"><text:span text:style-name="MT1"><text:s text:c="4"/></text:span><text:span text:style-name="MT2">www.ekovegeanc</text:span><text:span text:style-name="MT2">e.xyz</text:span><text:span text:style-name="MT1"> </text:span></text:p></draw:text-box></draw:frame><draw:frame draw:style-name="Mgr7" draw:text-style-name="MP4" svg:width="5.0776in" svg:height="0.1925in" svg:x="0.0516in" svg:y="0.0421in"><draw:text-box><text:p text:style-name="MP3"><text:span text:style-name="MT1"><text:s text:c="2"/></text:span><text:span text:style-name="MT1">Eko Saputra | </text:span><text:span text:style-name="MT1">PENGANTAR </text:span><text:span text:style-name="MT1">TI SM1 </text:span><text:span text:style-name="MT1">14JAN2020 UAS</text:span></text:p></draw:text-box></draw:frame></draw:g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4T18:59:17.008029988</meta:creation-date>
    <dc:date>2021-01-14T21:32:47.796036272</dc:date>
    <meta:editing-duration>PT1H26M35S</meta:editing-duration>
    <meta:editing-cycles>32</meta:editing-cycles>
    <meta:generator>LibreOffice/7.0.2.2$Linux_X86_64 LibreOffice_project/00$Build-2</meta:generator>
    <meta:document-statistic meta:table-count="0" meta:image-count="0" meta:object-count="0" meta:page-count="1" meta:paragraph-count="13" meta:word-count="235" meta:character-count="1895" meta:non-whitespace-character-count="1566"/>
  </office:meta>
</office:document-meta>
</file>